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8.98825332401741cm 3.054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3cm" svg:height="3.133cm" draw:transform="skewX (-0.000174532925199433) rotate (-1.55247036964896) translate (8.21479184954167cm 3.27294987029205cm)" svg:viewBox="0 0 4744 3134" svg:d="M193 3012c411 25 1137 57 2436 116 1300 62 2219-352 2105-1372-113-1020-466-1506-547-1679-79-175-718-33-675 240 248 429 383 747 448 1374 65 628-710 833-1673 811-963-25-1863-165-2153-194-184-19-191 688 59 704z">
          <text:p/>
        </draw:path>
        <draw:path draw:style-name="gr1" draw:text-style-name="P1" draw:layer="layout" svg:width="0.903cm" svg:height="0.661cm" draw:transform="skewX (0.00244346095279206) rotate (-2.1556561591382) translate (6.037640332617cm 3.40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8.7746577737704cm 3.175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8) rotate (-2.15652882376419) translate (8.9008736382087cm 7.190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8.6468244404371cm 6.876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4.556cm" svg:height="0.96cm" draw:transform="rotate (-1.62420340190592) translate (4.92315743624976cm 3.10135688883124cm)" svg:viewBox="0 0 4557 961" svg:d="M296 961c240-5 1096-114 2211-151 1118-34 1531-22 2039-150 79-48-320-703-481-658-279 78-752 166-1661 192-909 31-1934 52-2288 67-247 11-58 706 180 700z">
          <text:p/>
        </draw:path>
        <draw:path draw:style-name="gr1" draw:text-style-name="P1" draw:layer="layout" svg:width="4.745cm" svg:height="2.914cm" draw:transform="skewX (-0.000174532925199436) rotate (-1.55247036964896) translate (4.08779190983258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206) rotate (-2.1556561591382) translate (2.130640332617cm 3.40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4.7826577737704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4.5898244404371cm 6.95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8) rotate (-2.15652882376419) translate (4.8368736382087cm 7.2141954926457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7:12.984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